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034cm"/>
    </style:style>
    <style:style style:name="co21" style:family="table-column">
      <style:table-column-properties fo:break-before="auto" style:column-width="1.062cm"/>
    </style:style>
    <style:style style:name="co22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0" table:default-cell-style-name="ce2"/>
        <table:table-column table:style-name="co9" table:default-cell-style-name="ce2"/>
        <table:table-column table:style-name="co22" table:number-columns-repeated="1005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1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office:value-type="string">
            <text:p>Sgn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accumulator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1" table:number-columns-repeated="3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Store register to address in temp</text:p>
          </table:table-cell>
          <table:table-cell office:value-type="string">
            <text:p>stmpdec</text:p>
          </table:table-cell>
          <table:table-cell table:number-columns-repeated="4" table:style-name="ce1" office:value-type="string">
            <text:p>*</text:p>
          </table:table-cell>
          <table:table-cell table:style-name="ce1" table:number-columns-repeated="2"/>
          <table:table-cell table:style-name="ce6" table:number-columns-repeated="2"/>
          <table:table-cell table:style-name="ce1"/>
          <table:table-cell table:style-name="ce6"/>
          <table:table-cell table:style-name="ce6" office:value-type="string">
            <text:p>*</text:p>
          </table:table-cell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/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shift right (arithmetic if preceded by sgn) - zero, carry</text:p>
          </table:table-cell>
          <table:table-cell table:style-name="ce1" office:value-type="string">
            <text:p>sh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Rotate right - zero, carry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2"/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Default" office:value-type="string">
            <text:p>Store halfword</text:p>
          </table:table-cell>
          <table:table-cell table:style-name="Default" office:value-type="string">
            <text:p>sth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3"/>
          <table:table-cell table:style-name="ce6" table:number-columns-repeated="2"/>
          <table:table-cell table:style-name="ce1"/>
          <table:table-cell table:style-name="ce6"/>
          <table:table-cell table:style-name="ce6" office:value-type="string">
            <text:p>*</text:p>
          </table:table-cell>
          <table:table-cell table:style-name="ce1" table:number-columns-repeated="2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temp - no cc</text:p>
          </table:table-cell>
          <table:table-cell table:style-name="ce1" office:value-type="string">
            <text:p>xc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– Z only?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6"/>
          <table:table-cell table:style-name="ce6" office:value-type="string">
            <text:p>*</text:p>
          </table:table-cell>
          <table:table-cell table:style-name="ce6" table:number-columns-repeated="19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temp to register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reg to temp, result to temp rather than reg.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19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1"/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 – sign extend if preceded by sgn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table:style-name="Default" office:value-type="string">
            <text:p>Load through temp, store to reg</text:p>
          </table:table-cell>
          <table:table-cell table:style-name="Default" office:value-type="string">
            <text:p>ltmpinc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3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number-columns-repeated="18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1XXX"</text:p>
          </table:table-cell>
          <table:table-cell table:style-name="ce1" office:value-type="string">
            <text:p>0xcX</text:p>
          </table:table-cell>
          <table:table-cell table:style-name="ce10" office:value-type="string">
            <text:p>Load immediate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 office:value-type="string">
            <text:p>Hws – Halfword store?</text:p>
          </table:table-cell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 office:value-type="string">
            <text:p>dec t</text:p>
          </table:table-cell>
          <table:table-cell table:style-name="ce12" office:value-type="string">
            <text:p>stdec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1018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ce3" office:value-type="string">
            <text:p>inc t</text:p>
          </table:table-cell>
          <table:table-cell table:style-name="ce12" office:value-type="string">
            <text:p>stbinc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1018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Default" office:value-type="string">
            <text:p>Shadow – map shadow registers in turn to r0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Default" office:value-type="string">
            <text:p>exth t – sign extend halfword to word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extb t – sign extend byte to word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/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ce3"/>
          <table:table-cell table:style-name="ce12" office:value-type="string">
            <text:p>a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/>
          <table:table-cell table:style-name="ce12" office:value-type="string">
            <text:p>l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Default" office:value-type="string">
            <text:p>Sgn – immediately before a sub or cmp, treat the result as signed</text:p>
          </table:table-cell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/>
          <table:table-cell table:style-name="ce12" office:value-type="string">
            <text:p>ld</text:p>
          </table:table-cell>
          <table:table-cell table:number-columns-repeated="3" table:style-name="ce3" office:value-type="string">
            <text:p>*</text:p>
          </table:table-cell>
          <table:table-cell table:style-name="ce3" table:number-columns-repeated="6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1008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Default" office:value-type="string">
            <text:p>Load 32 bit immediate. <text:s/>(Loads must support load-aligning.)</text:p>
          </table:table-cell>
          <table:table-cell table:style-name="ce12" office:value-type="string">
            <text:p>ldinc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9"/>
          <table:table-cell table:style-name="ce3" office:value-type="string">
            <text:p>*</text:p>
          </table:table-cell>
          <table:table-cell table:style-name="ce3" table:number-columns-repeated="1008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/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f</text:p>
          </table:table-cell>
          <table:table-cell table:style-name="ce12" office:value-type="string">
            <text:p>rte - performs a mr r7 but also switches shadow registers</text:p>
          </table:table-cell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Rotate right through carry - zero, carry (optional)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2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- reuse as RTI, or (NOP in user code?)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8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 table:number-rows-repeated="952">
          <table:table-cell table:style-name="ce6" table:number-columns-repeated="35"/>
          <table:table-cell table:number-columns-repeated="989"/>
        </table:table-row>
        <table:table-row table:style-name="ro6" table:number-rows-repeated="1047514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37:Sheet1.D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9-02T23:39:57</dc:date>
    <meta:editing-duration>PT4H51M51S</meta:editing-duration>
    <meta:editing-cycles>16</meta:editing-cycles>
    <meta:document-statistic meta:table-count="2" meta:cell-count="464" meta:object-count="0"/>
  </office:meta>
</office:document-meta>
</file>